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12cm" svg:stroke-color="#000000" draw:marker-start-width="0.517cm" draw:marker-end-width="0.517cm" draw:fill-color="#808080" draw:textarea-vertical-align="middle" fo:padding-top="0.23cm" fo:padding-bottom="0.23cm" fo:padding-left="0.355cm" fo:padding-right="0.355cm"/>
    </style:style>
    <style:style style:name="gr2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379cm" fo:min-width="0.129cm" fo:padding-top="0.177cm" fo:padding-bottom="0.177cm" fo:padding-left="0.302cm" fo:padding-right="0.302cm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 fo:min-height="1.655cm" fo:min-width="0.516cm"/>
    </style:style>
    <style:style style:name="gr4" style:family="graphic" style:parent-style-name="standard">
      <style:graphic-properties svg:stroke-color="#000000" draw:fill-color="#5983b0" draw:textarea-horizontal-align="justify" draw:textarea-vertical-align="middle" draw:auto-grow-height="false" fo:min-height="0.893cm" fo:min-width="0.516cm"/>
    </style:style>
    <style:style style:name="gr5" style:family="graphic" style:parent-style-name="standard">
      <style:graphic-properties svg:stroke-color="#000000" draw:fill-color="#b4c7dc" draw:textarea-horizontal-align="justify" draw:textarea-vertical-align="middle" draw:auto-grow-height="false" fo:min-height="1.147cm" fo:min-width="0.008cm"/>
    </style:style>
    <style:style style:name="gr6" style:family="graphic" style:parent-style-name="standard">
      <style:graphic-properties svg:stroke-color="#000000" draw:fill-color="#ffde59" draw:textarea-horizontal-align="justify" draw:textarea-vertical-align="middle" draw:auto-grow-height="false" fo:min-height="0.385cm" fo:min-width="0.897cm"/>
    </style:style>
    <style:style style:name="gr7" style:family="graphic" style:parent-style-name="standard">
      <style:graphic-properties svg:stroke-color="#000000" draw:fill-color="#ff972f" draw:textarea-horizontal-align="justify" draw:textarea-vertical-align="middle" draw:auto-grow-height="false" fo:min-height="0.385cm" fo:min-width="0.897cm"/>
    </style:style>
    <style:style style:name="gr8" style:family="graphic" style:parent-style-name="standard">
      <style:graphic-properties svg:stroke-color="#000000" draw:fill-color="#b7b3ca" draw:textarea-horizontal-align="justify" draw:textarea-vertical-align="middle" draw:auto-grow-height="false" fo:min-height="0.385cm" fo:min-width="0.897cm"/>
    </style:style>
    <style:style style:name="gr9" style:family="graphic" style:parent-style-name="standard">
      <style:graphic-properties svg:stroke-color="#000000" draw:fill-color="#729fcf" draw:textarea-horizontal-align="justify" draw:textarea-vertical-align="middle" draw:auto-grow-height="false" fo:min-height="0.385cm" fo:min-width="0.897cm"/>
    </style:style>
    <style:style style:name="gr10" style:family="graphic" style:parent-style-name="standard">
      <style:graphic-properties svg:stroke-color="#000000" draw:fill-color="#b85c00" draw:textarea-horizontal-align="justify" draw:textarea-vertical-align="middle" draw:auto-grow-height="false" fo:min-height="0.385cm" fo:min-width="0.897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-color="#5983b0"/>
      <style:paragraph-properties fo:text-align="center"/>
    </style:style>
    <style:style style:name="P5" style:family="paragraph">
      <loext:graphic-properties draw:fill-color="#b4c7dc"/>
      <style:paragraph-properties fo:text-align="center"/>
    </style:style>
    <style:style style:name="P6" style:family="paragraph">
      <loext:graphic-properties draw:fill-color="#ffde59"/>
      <style:paragraph-properties fo:text-align="center"/>
    </style:style>
    <style:style style:name="P7" style:family="paragraph">
      <loext:graphic-properties draw:fill-color="#ff972f"/>
      <style:paragraph-properties fo:text-align="center"/>
    </style:style>
    <style:style style:name="P8" style:family="paragraph">
      <loext:graphic-properties draw:fill-color="#b7b3ca"/>
      <style:paragraph-properties fo:text-align="center"/>
    </style:style>
    <style:style style:name="P9" style:family="paragraph">
      <loext:graphic-properties draw:fill-color="#b85c00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1.82cm" svg:height="2.666cm" svg:x="2.641cm" svg:y="9.255cm" svg:viewBox="0 0 11821 2667" svg:d="M2092 5c-1447 249-2186 1026-2082 1392 97 344 762 889 1700 1225 1094 45 7952 45 8460 45 1397-635 762-381 1651-889 0-508-35-418 0-762-762-635-1101-677-1651-1016-2693 2-6350 0-8078 5z">
          <text:p/>
        </draw:path>
        <draw:custom-shape draw:style-name="gr2" draw:text-style-name="P2" draw:layer="layout" svg:width="0.889cm" svg:height="0.889cm" svg:x="3.54cm" svg:y="10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16cm" svg:height="1.905cm" svg:x="12.176cm" svg:y="9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016cm" svg:height="1.143cm" svg:x="12.811cm" svg:y="10.0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08cm" svg:height="1.397cm" svg:x="11.795cm" svg:y="9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397cm" svg:height="0.635cm" svg:x="4.637cm" svg:y="9.6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397cm" svg:height="0.635cm" svg:x="4.637cm" svg:y="10.2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397cm" svg:height="0.635cm" svg:x="4.637cm" svg:y="10.90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397cm" svg:height="0.635cm" svg:x="6.034cm" svg:y="9.6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397cm" svg:height="0.635cm" svg:x="6.034cm" svg:y="10.2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397cm" svg:height="0.635cm" svg:x="6.034cm" svg:y="10.9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397cm" svg:height="0.635cm" svg:x="7.431cm" svg:y="9.6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397cm" svg:height="0.635cm" svg:x="7.431cm" svg:y="10.2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397cm" svg:height="0.635cm" svg:x="7.431cm" svg:y="10.90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397cm" svg:height="0.635cm" svg:x="8.828cm" svg:y="9.6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397cm" svg:height="0.635cm" svg:x="8.828cm" svg:y="10.2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397cm" svg:height="0.635cm" svg:x="8.828cm" svg:y="10.9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397cm" svg:height="0.635cm" svg:x="10.225cm" svg:y="9.6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397cm" svg:height="0.635cm" svg:x="10.225cm" svg:y="10.2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397cm" svg:height="0.635cm" svg:x="10.225cm" svg:y="10.90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9T12:13:49.579992801</meta:creation-date>
    <meta:generator>LibreOffice/6.2.4.2.0$Linux_X86_64 LibreOffice_project/20$Build-2</meta:generator>
    <dc:date>2019-07-19T13:59:02.041109794</dc:date>
    <meta:editing-duration>PT22M52S</meta:editing-duration>
    <meta:editing-cycles>8</meta:editing-cycles>
    <meta:document-statistic meta:object-count="20"/>
  </office:meta>
</office:document-meta>
</file>